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c001e"/>
    </style:style>
    <style:style style:name="ce2" style:family="table-cell" style:parent-style-name="Default">
      <style:table-cell-properties fo:background-color="#8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0.9mm" svg:y="113.63mm">
            <loext:p draw:notify-on-update-of-ranges="Hoja1.A1:Hoja1.A3 Hoja1.A4:Hoja1.A7 Hoja1.B1:Hoja1.B3 Hoja1.B4:Hoja1.B7 Hoja1.A1:Hoja1.A3 Hoja1.A4:Hoja1.A7 Hoja1.C1:Hoja1.C3 Hoja1.C4:Hoja1.C7 Hoja1.A1:Hoja1.A3 Hoja1.A4:Hoja1.A7 Hoja1.D1:Hoja1.D3 Hoja1.D4:Hoja1.D7 Hoja1.A1:Hoja1.A3 Hoja1.A4:Hoja1.A7 Hoja1.E1:Hoja1.E3 Hoja1.E4:Hoja1.E7 Hoja1.A1:Hoja1.A3 Hoja1.A4:Hoja1.A7 Hoja1.F1:Hoja1.F3 Hoja1.F4:Hoja1.F7 Hoja1.A1:Hoja1.A3 Hoja1.A4:Hoja1.A7 Hoja1.G1:Hoja1.G3 Hoja1.G4:Hoja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5.49mm" svg:y="113.89mm">
            <loext:p draw:notify-on-update-of-ranges="Hoja1.A10:Hoja1.A12 Hoja1.A13:Hoja1.A24 Hoja1.B10:Hoja1.B12 Hoja1.B13:Hoja1.B24 Hoja1.A10:Hoja1.A12 Hoja1.A13:Hoja1.A24 Hoja1.C10:Hoja1.C12 Hoja1.C13:Hoja1.C24 Hoja1.A10:Hoja1.A12 Hoja1.A13:Hoja1.A24 Hoja1.D10:Hoja1.D12 Hoja1.D13:Hoja1.D24 Hoja1.A10:Hoja1.A12 Hoja1.A13:Hoja1.A24 Hoja1.E10:Hoja1.E12 Hoja1.E13:Hoja1.E24 Hoja1.A10:Hoja1.A12 Hoja1.A13:Hoja1.A24 Hoja1.F10:Hoja1.F12 Hoja1.F13:Hoja1.F24 Hoja1.A10:Hoja1.A12 Hoja1.A13:Hoja1.A24 Hoja1.G10:Hoja1.G12 Hoja1.G13:Hoja1.G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LOCAL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N.º threads</text:p>
          </table:table-cell>
          <table:table-cell table:style-name="ce1" office:value-type="string" calcext:value-type="string">
            <text:p>Tiempo para n= 1250</text:p>
          </table:table-cell>
          <table:table-cell table:style-name="ce1"/>
          <table:table-cell table:style-name="ce1" office:value-type="string" calcext:value-type="string">
            <text:p>Tiempo para n= 150</text:p>
          </table:table-cell>
          <table:table-cell table:style-name="ce1"/>
          <table:table-cell table:style-name="ce1" office:value-type="string" calcext:value-type="string">
            <text:p>Ganancia n= 1250</text:p>
          </table:table-cell>
          <table:table-cell table:style-name="ce1" office:value-type="string" calcext:value-type="string">
            <text:p>Ganancia n=15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Paralelo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Paralelo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21850657" calcext:value-type="float">
            <text:p>3,821850657</text:p>
          </table:table-cell>
          <table:table-cell office:value-type="float" office:value="5.347085225" calcext:value-type="float">
            <text:p>5,347085225</text:p>
          </table:table-cell>
          <table:table-cell office:value-type="float" office:value="0.002631689" calcext:value-type="float">
            <text:p>0,002631689</text:p>
          </table:table-cell>
          <table:table-cell table:style-name="Default" office:value-type="float" office:value="0.044174477" calcext:value-type="float">
            <text:p>0,044174477</text:p>
          </table:table-cell>
          <table:table-cell table:formula="of:=[.B4]/[.C4]" office:value-type="float" office:value="0.714754019466746" calcext:value-type="float">
            <text:p>0,7147540195</text:p>
          </table:table-cell>
          <table:table-cell table:formula="of:=[.D4]/[.E4]" office:value-type="float" office:value="0.0595748762345279" calcext:value-type="float">
            <text:p>0,0595748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13073563" calcext:value-type="float">
            <text:p>3,813073563</text:p>
          </table:table-cell>
          <table:table-cell office:value-type="float" office:value="3.260411646" calcext:value-type="float">
            <text:p>3,260411646</text:p>
          </table:table-cell>
          <table:table-cell office:value-type="float" office:value="0.002594066" calcext:value-type="float">
            <text:p>0,002594066</text:p>
          </table:table-cell>
          <table:table-cell table:style-name="Default" office:value-type="float" office:value="0.020962677" calcext:value-type="float">
            <text:p>0,020962677</text:p>
          </table:table-cell>
          <table:table-cell table:formula="of:=[.B5]/[.C5]" office:value-type="float" office:value="1.16950679147464" calcext:value-type="float">
            <text:p>1,1695067915</text:p>
          </table:table-cell>
          <table:table-cell table:formula="of:=[.D5]/[.E5]" office:value-type="float" office:value="0.123746885953545" calcext:value-type="float">
            <text:p>0,123746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8001056" calcext:value-type="float">
            <text:p>3,938001056</text:p>
          </table:table-cell>
          <table:table-cell office:value-type="float" office:value="3.335946672" calcext:value-type="float">
            <text:p>3,335946672</text:p>
          </table:table-cell>
          <table:table-cell office:value-type="float" office:value="0.00265455" calcext:value-type="float">
            <text:p>0,00265455</text:p>
          </table:table-cell>
          <table:table-cell table:style-name="Default" office:value-type="float" office:value="0.022515869" calcext:value-type="float">
            <text:p>0,022515869</text:p>
          </table:table-cell>
          <table:table-cell table:formula="of:=[.B6]/[.C6]" office:value-type="float" office:value="1.18047482265028" calcext:value-type="float">
            <text:p>1,1804748227</text:p>
          </table:table-cell>
          <table:table-cell table:formula="of:=[.D6]/[.E6]" office:value-type="float" office:value="0.117896848662603" calcext:value-type="float">
            <text:p>0,1178968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86322385" calcext:value-type="float">
            <text:p>3,886322385</text:p>
          </table:table-cell>
          <table:table-cell office:value-type="float" office:value="3.550180859" calcext:value-type="float">
            <text:p>3,550180859</text:p>
          </table:table-cell>
          <table:table-cell office:value-type="float" office:value="0.002631524" calcext:value-type="float">
            <text:p>0,002631524</text:p>
          </table:table-cell>
          <table:table-cell table:style-name="Default" office:value-type="float" office:value="0.024348706" calcext:value-type="float">
            <text:p>0,024348706</text:p>
          </table:table-cell>
          <table:table-cell table:formula="of:=[.B7]/[.C7]" office:value-type="float" office:value="1.09468293006759" calcext:value-type="float">
            <text:p>1,0946829301</text:p>
          </table:table-cell>
          <table:table-cell table:formula="of:=[.D7]/[.E7]" office:value-type="float" office:value="0.10807654419089" calcext:value-type="float">
            <text:p>0,1080765442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TCGRID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N.º threads</text:p>
          </table:table-cell>
          <table:table-cell table:style-name="ce1" office:value-type="string" calcext:value-type="string">
            <text:p>Tiempo para n= 750</text:p>
          </table:table-cell>
          <table:table-cell table:style-name="ce1"/>
          <table:table-cell table:style-name="ce1" office:value-type="string" calcext:value-type="string">
            <text:p>Tiempo para n= 150</text:p>
          </table:table-cell>
          <table:table-cell table:style-name="ce1"/>
          <table:table-cell table:style-name="ce1" office:value-type="string" calcext:value-type="string">
            <text:p>Ganancia n= 1250</text:p>
          </table:table-cell>
          <table:table-cell table:style-name="ce1" office:value-type="string" calcext:value-type="string">
            <text:p>Ganancia n=15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Paralelo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Paralelo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70288915" calcext:value-type="float">
            <text:p>3,770288915</text:p>
          </table:table-cell>
          <table:table-cell office:value-type="float" office:value="4.355853801" calcext:value-type="float">
            <text:p>4,355853801</text:p>
          </table:table-cell>
          <table:table-cell office:value-type="float" office:value="0.007144226" calcext:value-type="float">
            <text:p>0,007144226</text:p>
          </table:table-cell>
          <table:table-cell office:value-type="float" office:value="0.027277328" calcext:value-type="float">
            <text:p>0,027277328</text:p>
          </table:table-cell>
          <table:table-cell table:formula="of:=[.B13]/[.C13]" office:value-type="float" office:value="0.865568287469711" calcext:value-type="float">
            <text:p>0,8655682875</text:p>
          </table:table-cell>
          <table:table-cell table:formula="of:=[.D13]/[.E13]" office:value-type="float" office:value="0.261910770732383" calcext:value-type="float">
            <text:p>0,2619107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03208186" calcext:value-type="float">
            <text:p>3,703208186</text:p>
          </table:table-cell>
          <table:table-cell office:value-type="float" office:value="1.37120431" calcext:value-type="float">
            <text:p>1,37120431</text:p>
          </table:table-cell>
          <table:table-cell office:value-type="float" office:value="0.007209781" calcext:value-type="float">
            <text:p>0,007209781</text:p>
          </table:table-cell>
          <table:table-cell office:value-type="float" office:value="0.028711176" calcext:value-type="float">
            <text:p>0,028711176</text:p>
          </table:table-cell>
          <table:table-cell table:formula="of:=[.B14]/[.C14]" office:value-type="float" office:value="2.70069759771977" calcext:value-type="float">
            <text:p>2,7006975977</text:p>
          </table:table-cell>
          <table:table-cell table:formula="of:=[.D14]/[.E14]" office:value-type="float" office:value="0.251114095779288" calcext:value-type="float">
            <text:p>0,2511140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78857013" calcext:value-type="float">
            <text:p>3,778857013</text:p>
          </table:table-cell>
          <table:table-cell office:value-type="float" office:value="1.052150362" calcext:value-type="float">
            <text:p>1,052150362</text:p>
          </table:table-cell>
          <table:table-cell office:value-type="float" office:value="0.005882781" calcext:value-type="float">
            <text:p>0,005882781</text:p>
          </table:table-cell>
          <table:table-cell office:value-type="float" office:value="0.040465035" calcext:value-type="float">
            <text:p>0,040465035</text:p>
          </table:table-cell>
          <table:table-cell table:formula="of:=[.B15]/[.C15]" office:value-type="float" office:value="3.5915560641132" calcext:value-type="float">
            <text:p>3,5915560641</text:p>
          </table:table-cell>
          <table:table-cell table:formula="of:=[.D15]/[.E15]" office:value-type="float" office:value="0.145379362701651" calcext:value-type="float">
            <text:p>0,1453793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39613423" calcext:value-type="float">
            <text:p>3,739613423</text:p>
          </table:table-cell>
          <table:table-cell office:value-type="float" office:value="1.215692927" calcext:value-type="float">
            <text:p>1,215692927</text:p>
          </table:table-cell>
          <table:table-cell office:value-type="float" office:value="0.004732421" calcext:value-type="float">
            <text:p>0,004732421</text:p>
          </table:table-cell>
          <table:table-cell office:value-type="float" office:value="0.04680743" calcext:value-type="float">
            <text:p>0,04680743</text:p>
          </table:table-cell>
          <table:table-cell table:formula="of:=[.B16]/[.C16]" office:value-type="float" office:value="3.0761167889891" calcext:value-type="float">
            <text:p>3,076116789</text:p>
          </table:table-cell>
          <table:table-cell table:formula="of:=[.D16]/[.E16]" office:value-type="float" office:value="0.101104055488626" calcext:value-type="float">
            <text:p>0,10110405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65114362" calcext:value-type="float">
            <text:p>3,765114362</text:p>
          </table:table-cell>
          <table:table-cell office:value-type="float" office:value="1.324557875" calcext:value-type="float">
            <text:p>1,324557875</text:p>
          </table:table-cell>
          <table:table-cell office:value-type="float" office:value="0.00722889" calcext:value-type="float">
            <text:p>0,00722889</text:p>
          </table:table-cell>
          <table:table-cell office:value-type="float" office:value="0.055945378" calcext:value-type="float">
            <text:p>0,055945378</text:p>
          </table:table-cell>
          <table:table-cell table:formula="of:=[.B17]/[.C17]" office:value-type="float" office:value="2.84254424292332" calcext:value-type="float">
            <text:p>2,8425442429</text:p>
          </table:table-cell>
          <table:table-cell table:formula="of:=[.D17]/[.E17]" office:value-type="float" office:value="0.129213355212293" calcext:value-type="float">
            <text:p>0,12921335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64003033" calcext:value-type="float">
            <text:p>3,764003033</text:p>
          </table:table-cell>
          <table:table-cell office:value-type="float" office:value="1.495943597" calcext:value-type="float">
            <text:p>1,495943597</text:p>
          </table:table-cell>
          <table:table-cell office:value-type="float" office:value="0.005289912" calcext:value-type="float">
            <text:p>0,005289912</text:p>
          </table:table-cell>
          <table:table-cell office:value-type="float" office:value="0.064909396" calcext:value-type="float">
            <text:p>0,064909396</text:p>
          </table:table-cell>
          <table:table-cell table:formula="of:=[.B18]/[.C18]" office:value-type="float" office:value="2.51613967301202" calcext:value-type="float">
            <text:p>2,516139673</text:p>
          </table:table-cell>
          <table:table-cell table:formula="of:=[.D18]/[.E18]" office:value-type="float" office:value="0.0814968606394057" calcext:value-type="float">
            <text:p>0,08149686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67082802" calcext:value-type="float">
            <text:p>3,767082802</text:p>
          </table:table-cell>
          <table:table-cell office:value-type="float" office:value="1.727905591" calcext:value-type="float">
            <text:p>1,727905591</text:p>
          </table:table-cell>
          <table:table-cell office:value-type="float" office:value="0.006098303" calcext:value-type="float">
            <text:p>0,006098303</text:p>
          </table:table-cell>
          <table:table-cell office:value-type="float" office:value="0.069534829" calcext:value-type="float">
            <text:p>0,069534829</text:p>
          </table:table-cell>
          <table:table-cell table:formula="of:=[.B19]/[.C19]" office:value-type="float" office:value="2.18014388148363" calcext:value-type="float">
            <text:p>2,1801438815</text:p>
          </table:table-cell>
          <table:table-cell table:formula="of:=[.D19]/[.E19]" office:value-type="float" office:value="0.0877014165088405" calcext:value-type="float">
            <text:p>0,0877014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769641047" calcext:value-type="float">
            <text:p>3,769641047</text:p>
          </table:table-cell>
          <table:table-cell office:value-type="float" office:value="1.858050382" calcext:value-type="float">
            <text:p>1,858050382</text:p>
          </table:table-cell>
          <table:table-cell office:value-type="float" office:value="0.007114198" calcext:value-type="float">
            <text:p>0,007114198</text:p>
          </table:table-cell>
          <table:table-cell office:value-type="float" office:value="0.078920908" calcext:value-type="float">
            <text:p>0,078920908</text:p>
          </table:table-cell>
          <table:table-cell table:formula="of:=[.B20]/[.C20]" office:value-type="float" office:value="2.02881530205998" calcext:value-type="float">
            <text:p>2,0288153021</text:p>
          </table:table-cell>
          <table:table-cell table:formula="of:=[.D20]/[.E20]" office:value-type="float" office:value="0.0901433876052212" calcext:value-type="float">
            <text:p>0,0901433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686085" calcext:value-type="float">
            <text:p>3,7686085</text:p>
          </table:table-cell>
          <table:table-cell office:value-type="float" office:value="2.112271805" calcext:value-type="float">
            <text:p>2,112271805</text:p>
          </table:table-cell>
          <table:table-cell office:value-type="float" office:value="0.004148797" calcext:value-type="float">
            <text:p>0,004148797</text:p>
          </table:table-cell>
          <table:table-cell office:value-type="float" office:value="0.084701782" calcext:value-type="float">
            <text:p>0,084701782</text:p>
          </table:table-cell>
          <table:table-cell table:formula="of:=[.B21]/[.C21]" office:value-type="float" office:value="1.78414941253264" calcext:value-type="float">
            <text:p>1,7841494125</text:p>
          </table:table-cell>
          <table:table-cell table:formula="of:=[.D21]/[.E21]" office:value-type="float" office:value="0.0489812245036356" calcext:value-type="float">
            <text:p>0,0489812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67177045" calcext:value-type="float">
            <text:p>3,767177045</text:p>
          </table:table-cell>
          <table:table-cell office:value-type="float" office:value="2.313922081" calcext:value-type="float">
            <text:p>2,313922081</text:p>
          </table:table-cell>
          <table:table-cell office:value-type="float" office:value="0.005346879" calcext:value-type="float">
            <text:p>0,005346879</text:p>
          </table:table-cell>
          <table:table-cell office:value-type="float" office:value="0.10118835" calcext:value-type="float">
            <text:p>0,10118835</text:p>
          </table:table-cell>
          <table:table-cell table:formula="of:=[.B22]/[.C22]" office:value-type="float" office:value="1.6280483582109" calcext:value-type="float">
            <text:p>1,6280483582</text:p>
          </table:table-cell>
          <table:table-cell table:formula="of:=[.D22]/[.E22]" office:value-type="float" office:value="0.0528408556913914" calcext:value-type="float">
            <text:p>0,05284085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65840602" calcext:value-type="float">
            <text:p>3,765840602</text:p>
          </table:table-cell>
          <table:table-cell office:value-type="float" office:value="2.331924584" calcext:value-type="float">
            <text:p>2,331924584</text:p>
          </table:table-cell>
          <table:table-cell office:value-type="float" office:value="0.004143577" calcext:value-type="float">
            <text:p>0,004143577</text:p>
          </table:table-cell>
          <table:table-cell office:value-type="float" office:value="0.097244356" calcext:value-type="float">
            <text:p>0,097244356</text:p>
          </table:table-cell>
          <table:table-cell table:formula="of:=[.B23]/[.C23]" office:value-type="float" office:value="1.61490668602171" calcext:value-type="float">
            <text:p>1,614906686</text:p>
          </table:table-cell>
          <table:table-cell table:formula="of:=[.D23]/[.E23]" office:value-type="float" office:value="0.0426099484889385" calcext:value-type="float">
            <text:p>0,04260994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71746136" calcext:value-type="float">
            <text:p>3,771746136</text:p>
          </table:table-cell>
          <table:table-cell office:value-type="float" office:value="2.550076111" calcext:value-type="float">
            <text:p>2,550076111</text:p>
          </table:table-cell>
          <table:table-cell office:value-type="float" office:value="0.007363171" calcext:value-type="float">
            <text:p>0,007363171</text:p>
          </table:table-cell>
          <table:table-cell office:value-type="float" office:value="0.10717709" calcext:value-type="float">
            <text:p>0,10717709</text:p>
          </table:table-cell>
          <table:table-cell table:formula="of:=[.B24]/[.C24]" office:value-type="float" office:value="1.47907198523613" calcext:value-type="float">
            <text:p>1,4790719852</text:p>
          </table:table-cell>
          <table:table-cell table:formula="of:=[.D24]/[.E24]" office:value-type="float" office:value="0.0687009789125642" calcext:value-type="float">
            <text:p>0,068700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4:23:32.422936785</meta:creation-date>
    <dc:date>2018-05-10T16:21:09.542385908</dc:date>
    <meta:editing-duration>PT56M14S</meta:editing-duration>
    <meta:editing-cycles>14</meta:editing-cycles>
    <meta:generator>LibreOffice/5.1.6.2$Linux_X86_64 LibreOffice_project/10m0$Build-2</meta:generator>
    <meta:document-statistic meta:table-count="1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2.559cm" style:legend-expansion="high" chart:style-name="ch2"/>
        <chart:plot-area chart:style-name="ch3" table:cell-range-address="Hoja1.A1:Hoja1.G7" chart:data-source-has-labels="row" svg:x="0.32cm" svg:y="0.18cm" svg:width="9.306cm" svg:height="8.64cm">
          <chartooo:coordinate-region svg:x="0.756cm" svg:y="0.379cm" svg:width="8.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7" chart:label-cell-address="Hoja1.B1:Hoja1.B3" chart:class="chart:scatter">
            <chart:domain table:cell-range-address="Hoja1.A4:Hoja1.A7"/>
            <chart:data-point chart:repeated="4"/>
          </chart:series>
          <chart:series chart:style-name="ch7" chart:values-cell-range-address="Hoja1.C4:Hoja1.C7" chart:label-cell-address="Hoja1.C1:Hoja1.C3" chart:class="chart:scatter">
            <chart:data-point chart:repeated="4"/>
          </chart:series>
          <chart:series chart:style-name="ch8" chart:values-cell-range-address="Hoja1.D4:Hoja1.D7" chart:label-cell-address="Hoja1.D1:Hoja1.D3" chart:class="chart:scatter">
            <chart:data-point chart:repeated="4"/>
          </chart:series>
          <chart:series chart:style-name="ch9" chart:values-cell-range-address="Hoja1.E4:Hoja1.E7" chart:label-cell-address="Hoja1.E1:Hoja1.E3" chart:class="chart:scatter">
            <chart:data-point chart:repeated="4"/>
          </chart:series>
          <chart:series chart:style-name="ch10" chart:values-cell-range-address="Hoja1.F4:Hoja1.F7" chart:label-cell-address="Hoja1.F1:Hoja1.F3" chart:class="chart:scatter">
            <chart:data-point chart:repeated="4"/>
          </chart:series>
          <chart:series chart:style-name="ch11" chart:values-cell-range-address="Hoja1.G4:Hoja1.G7" chart:label-cell-address="Hoja1.G1:Hoja1.G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para n= 1250 Secuencial</text:p>
                <text:list>
                  <text:list-item>
                    <text:p/>
                  </text:list-item>
                  <text:list-item>
                    <text:p>Tiempo para n= 1250</text:p>
                  </text:list-item>
                  <text:list-item>
                    <text:p>Secuencial</text:p>
                  </text:list-item>
                </text:list>
                <draw:g>
                  <svg:desc>Hoja1.B1:Hoja1.B3</svg:desc>
                </draw:g>
              </table:table-cell>
              <table:table-cell office:value-type="string">
                <text:p>LOCAL Paralelo</text:p>
                <text:list>
                  <text:list-item>
                    <text:p>LOCAL</text:p>
                  </text:list-item>
                  <text:list-item>
                    <text:p/>
                  </text:list-item>
                  <text:list-item>
                    <text:p>Paralelo</text:p>
                  </text:list-item>
                </text:list>
                <draw:g>
                  <svg:desc>Hoja1.C1:Hoja1.C3</svg:desc>
                </draw:g>
              </table:table-cell>
              <table:table-cell office:value-type="string">
                <text:p>Tiempo para n= 150 Secuencial</text:p>
                <text:list>
                  <text:list-item>
                    <text:p/>
                  </text:list-item>
                  <text:list-item>
                    <text:p>Tiempo para n= 150</text:p>
                  </text:list-item>
                  <text:list-item>
                    <text:p>Secuencial</text:p>
                  </text:list-item>
                </text:list>
                <draw:g>
                  <svg:desc>Hoja1.D1:Hoja1.D3</svg:desc>
                </draw:g>
              </table:table-cell>
              <table:table-cell office:value-type="string">
                <text:p>Paralel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alelo</text:p>
                  </text:list-item>
                </text:list>
                <draw:g>
                  <svg:desc>Hoja1.E1:Hoja1.E3</svg:desc>
                </draw:g>
              </table:table-cell>
              <table:table-cell office:value-type="string">
                <text:p>Ganancia n= 1250</text:p>
                <text:list>
                  <text:list-item>
                    <text:p/>
                  </text:list-item>
                  <text:list-item>
                    <text:p>Ganancia n= 1250</text:p>
                  </text:list-item>
                  <text:list-item>
                    <text:p/>
                  </text:list-item>
                </text:list>
                <draw:g>
                  <svg:desc>Hoja1.F1:Hoja1.F3</svg:desc>
                </draw:g>
              </table:table-cell>
              <table:table-cell office:value-type="string">
                <text:p>Ganancia n=150</text:p>
                <text:list>
                  <text:list-item>
                    <text:p/>
                  </text:list-item>
                  <text:list-item>
                    <text:p>Ganancia n=150</text:p>
                  </text:list-item>
                  <text:list-item>
                    <text:p/>
                  </text:list-item>
                </text:list>
                <draw:g>
                  <svg:desc>Hoja1.G1:Hoja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4:Hoja1.A7</svg:desc>
                </draw:g>
              </table:table-cell>
              <table:table-cell office:value-type="float" office:value="3.821850657">
                <text:p>3.821850657</text:p>
                <draw:g>
                  <svg:desc>Hoja1.B4:Hoja1.B7</svg:desc>
                </draw:g>
              </table:table-cell>
              <table:table-cell office:value-type="float" office:value="5.347085225">
                <text:p>5.347085225</text:p>
                <draw:g>
                  <svg:desc>Hoja1.C4:Hoja1.C7</svg:desc>
                </draw:g>
              </table:table-cell>
              <table:table-cell office:value-type="float" office:value="0.002631689">
                <text:p>0.002631689</text:p>
                <draw:g>
                  <svg:desc>Hoja1.D4:Hoja1.D7</svg:desc>
                </draw:g>
              </table:table-cell>
              <table:table-cell office:value-type="float" office:value="0.044174477">
                <text:p>0.044174477</text:p>
                <draw:g>
                  <svg:desc>Hoja1.E4:Hoja1.E7</svg:desc>
                </draw:g>
              </table:table-cell>
              <table:table-cell office:value-type="float" office:value="0.714754019466746">
                <text:p>0.714754019466746</text:p>
                <draw:g>
                  <svg:desc>Hoja1.F4:Hoja1.F7</svg:desc>
                </draw:g>
              </table:table-cell>
              <table:table-cell office:value-type="float" office:value="0.0595748762345279">
                <text:p>0.0595748762345279</text:p>
                <draw:g>
                  <svg:desc>Hoja1.G4:Hoja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13073563">
                <text:p>3.813073563</text:p>
              </table:table-cell>
              <table:table-cell office:value-type="float" office:value="3.260411646">
                <text:p>3.260411646</text:p>
              </table:table-cell>
              <table:table-cell office:value-type="float" office:value="0.002594066">
                <text:p>0.002594066</text:p>
              </table:table-cell>
              <table:table-cell office:value-type="float" office:value="0.020962677">
                <text:p>0.020962677</text:p>
              </table:table-cell>
              <table:table-cell office:value-type="float" office:value="1.16950679147464">
                <text:p>1.16950679147464</text:p>
              </table:table-cell>
              <table:table-cell office:value-type="float" office:value="0.123746885953545">
                <text:p>0.123746885953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38001056">
                <text:p>3.938001056</text:p>
              </table:table-cell>
              <table:table-cell office:value-type="float" office:value="3.335946672">
                <text:p>3.335946672</text:p>
              </table:table-cell>
              <table:table-cell office:value-type="float" office:value="0.00265455">
                <text:p>0.00265455</text:p>
              </table:table-cell>
              <table:table-cell office:value-type="float" office:value="0.022515869">
                <text:p>0.022515869</text:p>
              </table:table-cell>
              <table:table-cell office:value-type="float" office:value="1.18047482265028">
                <text:p>1.18047482265028</text:p>
              </table:table-cell>
              <table:table-cell office:value-type="float" office:value="0.117896848662603">
                <text:p>0.117896848662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86322385">
                <text:p>3.886322385</text:p>
              </table:table-cell>
              <table:table-cell office:value-type="float" office:value="3.550180859">
                <text:p>3.550180859</text:p>
              </table:table-cell>
              <table:table-cell office:value-type="float" office:value="0.002631524">
                <text:p>0.002631524</text:p>
              </table:table-cell>
              <table:table-cell office:value-type="float" office:value="0.024348706">
                <text:p>0.024348706</text:p>
              </table:table-cell>
              <table:table-cell office:value-type="float" office:value="1.09468293006759">
                <text:p>1.09468293006759</text:p>
              </table:table-cell>
              <table:table-cell office:value-type="float" office:value="0.10807654419089">
                <text:p>0.10807654419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31cm" svg:y="2.559cm" style:legend-expansion="high" chart:style-name="ch2"/>
        <chart:plot-area chart:style-name="ch3" table:cell-range-address="Hoja1.A10:Hoja1.G24" chart:data-source-has-labels="row" svg:x="0.32cm" svg:y="0.18cm" svg:width="9.491cm" svg:height="8.64cm">
          <chartooo:coordinate-region svg:x="1.047cm" svg:y="0.379cm" svg:width="8.5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3:Hoja1.B24" chart:label-cell-address="Hoja1.B10:Hoja1.B12" chart:class="chart:scatter">
            <chart:domain table:cell-range-address="Hoja1.A13:Hoja1.A24"/>
            <chart:data-point chart:repeated="12"/>
          </chart:series>
          <chart:series chart:style-name="ch7" chart:values-cell-range-address="Hoja1.C13:Hoja1.C24" chart:label-cell-address="Hoja1.C10:Hoja1.C12" chart:class="chart:scatter">
            <chart:data-point chart:repeated="12"/>
          </chart:series>
          <chart:series chart:style-name="ch8" chart:values-cell-range-address="Hoja1.D13:Hoja1.D24" chart:label-cell-address="Hoja1.D10:Hoja1.D12" chart:class="chart:scatter">
            <chart:data-point chart:repeated="12"/>
          </chart:series>
          <chart:series chart:style-name="ch9" chart:values-cell-range-address="Hoja1.E13:Hoja1.E24" chart:label-cell-address="Hoja1.E10:Hoja1.E12" chart:class="chart:scatter">
            <chart:data-point chart:repeated="12"/>
          </chart:series>
          <chart:series chart:style-name="ch10" chart:values-cell-range-address="Hoja1.F13:Hoja1.F24" chart:label-cell-address="Hoja1.F10:Hoja1.F12" chart:class="chart:scatter">
            <chart:data-point chart:repeated="12"/>
          </chart:series>
          <chart:series chart:style-name="ch11" chart:values-cell-range-address="Hoja1.G13:Hoja1.G24" chart:label-cell-address="Hoja1.G10:Hoja1.G1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para n= 750 Secuencial</text:p>
                <text:list>
                  <text:list-item>
                    <text:p/>
                  </text:list-item>
                  <text:list-item>
                    <text:p>Tiempo para n= 750</text:p>
                  </text:list-item>
                  <text:list-item>
                    <text:p>Secuencial</text:p>
                  </text:list-item>
                </text:list>
                <draw:g>
                  <svg:desc>Hoja1.B10:Hoja1.B12</svg:desc>
                </draw:g>
              </table:table-cell>
              <table:table-cell office:value-type="string">
                <text:p>ATCGRID Paralelo</text:p>
                <text:list>
                  <text:list-item>
                    <text:p>ATCGRID</text:p>
                  </text:list-item>
                  <text:list-item>
                    <text:p/>
                  </text:list-item>
                  <text:list-item>
                    <text:p>Paralelo</text:p>
                  </text:list-item>
                </text:list>
                <draw:g>
                  <svg:desc>Hoja1.C10:Hoja1.C12</svg:desc>
                </draw:g>
              </table:table-cell>
              <table:table-cell office:value-type="string">
                <text:p>Tiempo para n= 150 Secuencial</text:p>
                <text:list>
                  <text:list-item>
                    <text:p/>
                  </text:list-item>
                  <text:list-item>
                    <text:p>Tiempo para n= 150</text:p>
                  </text:list-item>
                  <text:list-item>
                    <text:p>Secuencial</text:p>
                  </text:list-item>
                </text:list>
                <draw:g>
                  <svg:desc>Hoja1.D10:Hoja1.D12</svg:desc>
                </draw:g>
              </table:table-cell>
              <table:table-cell office:value-type="string">
                <text:p>Paralel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alelo</text:p>
                  </text:list-item>
                </text:list>
                <draw:g>
                  <svg:desc>Hoja1.E10:Hoja1.E12</svg:desc>
                </draw:g>
              </table:table-cell>
              <table:table-cell office:value-type="string">
                <text:p>Ganancia n= 1250</text:p>
                <text:list>
                  <text:list-item>
                    <text:p/>
                  </text:list-item>
                  <text:list-item>
                    <text:p>Ganancia n= 1250</text:p>
                  </text:list-item>
                  <text:list-item>
                    <text:p/>
                  </text:list-item>
                </text:list>
                <draw:g>
                  <svg:desc>Hoja1.F10:Hoja1.F12</svg:desc>
                </draw:g>
              </table:table-cell>
              <table:table-cell office:value-type="string">
                <text:p>Ganancia n=150</text:p>
                <text:list>
                  <text:list-item>
                    <text:p/>
                  </text:list-item>
                  <text:list-item>
                    <text:p>Ganancia n=150</text:p>
                  </text:list-item>
                  <text:list-item>
                    <text:p/>
                  </text:list-item>
                </text:list>
                <draw:g>
                  <svg:desc>Hoja1.G10:Hoja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3:Hoja1.A24</svg:desc>
                </draw:g>
              </table:table-cell>
              <table:table-cell office:value-type="float" office:value="3.770288915">
                <text:p>3.770288915</text:p>
                <draw:g>
                  <svg:desc>Hoja1.B13:Hoja1.B24</svg:desc>
                </draw:g>
              </table:table-cell>
              <table:table-cell office:value-type="float" office:value="4.355853801">
                <text:p>4.355853801</text:p>
                <draw:g>
                  <svg:desc>Hoja1.C13:Hoja1.C24</svg:desc>
                </draw:g>
              </table:table-cell>
              <table:table-cell office:value-type="float" office:value="0.007144226">
                <text:p>0.007144226</text:p>
                <draw:g>
                  <svg:desc>Hoja1.D13:Hoja1.D24</svg:desc>
                </draw:g>
              </table:table-cell>
              <table:table-cell office:value-type="float" office:value="0.027277328">
                <text:p>0.027277328</text:p>
                <draw:g>
                  <svg:desc>Hoja1.E13:Hoja1.E24</svg:desc>
                </draw:g>
              </table:table-cell>
              <table:table-cell office:value-type="float" office:value="0.865568287469711">
                <text:p>0.865568287469711</text:p>
                <draw:g>
                  <svg:desc>Hoja1.F13:Hoja1.F24</svg:desc>
                </draw:g>
              </table:table-cell>
              <table:table-cell office:value-type="float" office:value="0.261910770732383">
                <text:p>0.261910770732383</text:p>
                <draw:g>
                  <svg:desc>Hoja1.G13:Hoja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03208186">
                <text:p>3.703208186</text:p>
              </table:table-cell>
              <table:table-cell office:value-type="float" office:value="1.37120431">
                <text:p>1.37120431</text:p>
              </table:table-cell>
              <table:table-cell office:value-type="float" office:value="0.007209781">
                <text:p>0.007209781</text:p>
              </table:table-cell>
              <table:table-cell office:value-type="float" office:value="0.028711176">
                <text:p>0.028711176</text:p>
              </table:table-cell>
              <table:table-cell office:value-type="float" office:value="2.70069759771977">
                <text:p>2.70069759771977</text:p>
              </table:table-cell>
              <table:table-cell office:value-type="float" office:value="0.251114095779288">
                <text:p>0.251114095779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778857013">
                <text:p>3.778857013</text:p>
              </table:table-cell>
              <table:table-cell office:value-type="float" office:value="1.052150362">
                <text:p>1.052150362</text:p>
              </table:table-cell>
              <table:table-cell office:value-type="float" office:value="0.005882781">
                <text:p>0.005882781</text:p>
              </table:table-cell>
              <table:table-cell office:value-type="float" office:value="0.040465035">
                <text:p>0.040465035</text:p>
              </table:table-cell>
              <table:table-cell office:value-type="float" office:value="3.5915560641132">
                <text:p>3.5915560641132</text:p>
              </table:table-cell>
              <table:table-cell office:value-type="float" office:value="0.145379362701651">
                <text:p>0.14537936270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39613423">
                <text:p>3.739613423</text:p>
              </table:table-cell>
              <table:table-cell office:value-type="float" office:value="1.215692927">
                <text:p>1.215692927</text:p>
              </table:table-cell>
              <table:table-cell office:value-type="float" office:value="0.004732421">
                <text:p>0.004732421</text:p>
              </table:table-cell>
              <table:table-cell office:value-type="float" office:value="0.04680743">
                <text:p>0.04680743</text:p>
              </table:table-cell>
              <table:table-cell office:value-type="float" office:value="3.0761167889891">
                <text:p>3.0761167889891</text:p>
              </table:table-cell>
              <table:table-cell office:value-type="float" office:value="0.101104055488626">
                <text:p>0.101104055488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765114362">
                <text:p>3.765114362</text:p>
              </table:table-cell>
              <table:table-cell office:value-type="float" office:value="1.324557875">
                <text:p>1.324557875</text:p>
              </table:table-cell>
              <table:table-cell office:value-type="float" office:value="0.00722889">
                <text:p>0.00722889</text:p>
              </table:table-cell>
              <table:table-cell office:value-type="float" office:value="0.055945378">
                <text:p>0.055945378</text:p>
              </table:table-cell>
              <table:table-cell office:value-type="float" office:value="2.84254424292332">
                <text:p>2.84254424292332</text:p>
              </table:table-cell>
              <table:table-cell office:value-type="float" office:value="0.129213355212293">
                <text:p>0.129213355212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64003033">
                <text:p>3.764003033</text:p>
              </table:table-cell>
              <table:table-cell office:value-type="float" office:value="1.495943597">
                <text:p>1.495943597</text:p>
              </table:table-cell>
              <table:table-cell office:value-type="float" office:value="0.005289912">
                <text:p>0.005289912</text:p>
              </table:table-cell>
              <table:table-cell office:value-type="float" office:value="0.064909396">
                <text:p>0.064909396</text:p>
              </table:table-cell>
              <table:table-cell office:value-type="float" office:value="2.51613967301202">
                <text:p>2.51613967301202</text:p>
              </table:table-cell>
              <table:table-cell office:value-type="float" office:value="0.0814968606394057">
                <text:p>0.0814968606394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767082802">
                <text:p>3.767082802</text:p>
              </table:table-cell>
              <table:table-cell office:value-type="float" office:value="1.727905591">
                <text:p>1.727905591</text:p>
              </table:table-cell>
              <table:table-cell office:value-type="float" office:value="0.006098303">
                <text:p>0.006098303</text:p>
              </table:table-cell>
              <table:table-cell office:value-type="float" office:value="0.069534829">
                <text:p>0.069534829</text:p>
              </table:table-cell>
              <table:table-cell office:value-type="float" office:value="2.18014388148363">
                <text:p>2.18014388148363</text:p>
              </table:table-cell>
              <table:table-cell office:value-type="float" office:value="0.0877014165088405">
                <text:p>0.0877014165088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69641047">
                <text:p>3.769641047</text:p>
              </table:table-cell>
              <table:table-cell office:value-type="float" office:value="1.858050382">
                <text:p>1.858050382</text:p>
              </table:table-cell>
              <table:table-cell office:value-type="float" office:value="0.007114198">
                <text:p>0.007114198</text:p>
              </table:table-cell>
              <table:table-cell office:value-type="float" office:value="0.078920908">
                <text:p>0.078920908</text:p>
              </table:table-cell>
              <table:table-cell office:value-type="float" office:value="2.02881530205998">
                <text:p>2.02881530205998</text:p>
              </table:table-cell>
              <table:table-cell office:value-type="float" office:value="0.0901433876052212">
                <text:p>0.0901433876052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686085">
                <text:p>3.7686085</text:p>
              </table:table-cell>
              <table:table-cell office:value-type="float" office:value="2.112271805">
                <text:p>2.112271805</text:p>
              </table:table-cell>
              <table:table-cell office:value-type="float" office:value="0.004148797">
                <text:p>0.004148797</text:p>
              </table:table-cell>
              <table:table-cell office:value-type="float" office:value="0.084701782">
                <text:p>0.084701782</text:p>
              </table:table-cell>
              <table:table-cell office:value-type="float" office:value="1.78414941253264">
                <text:p>1.78414941253264</text:p>
              </table:table-cell>
              <table:table-cell office:value-type="float" office:value="0.0489812245036356">
                <text:p>0.0489812245036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767177045">
                <text:p>3.767177045</text:p>
              </table:table-cell>
              <table:table-cell office:value-type="float" office:value="2.313922081">
                <text:p>2.313922081</text:p>
              </table:table-cell>
              <table:table-cell office:value-type="float" office:value="0.005346879">
                <text:p>0.005346879</text:p>
              </table:table-cell>
              <table:table-cell office:value-type="float" office:value="0.10118835">
                <text:p>0.10118835</text:p>
              </table:table-cell>
              <table:table-cell office:value-type="float" office:value="1.6280483582109">
                <text:p>1.6280483582109</text:p>
              </table:table-cell>
              <table:table-cell office:value-type="float" office:value="0.0528408556913914">
                <text:p>0.0528408556913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765840602">
                <text:p>3.765840602</text:p>
              </table:table-cell>
              <table:table-cell office:value-type="float" office:value="2.331924584">
                <text:p>2.331924584</text:p>
              </table:table-cell>
              <table:table-cell office:value-type="float" office:value="0.004143577">
                <text:p>0.004143577</text:p>
              </table:table-cell>
              <table:table-cell office:value-type="float" office:value="0.097244356">
                <text:p>0.097244356</text:p>
              </table:table-cell>
              <table:table-cell office:value-type="float" office:value="1.61490668602171">
                <text:p>1.61490668602171</text:p>
              </table:table-cell>
              <table:table-cell office:value-type="float" office:value="0.0426099484889385">
                <text:p>0.0426099484889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771746136">
                <text:p>3.771746136</text:p>
              </table:table-cell>
              <table:table-cell office:value-type="float" office:value="2.550076111">
                <text:p>2.550076111</text:p>
              </table:table-cell>
              <table:table-cell office:value-type="float" office:value="0.007363171">
                <text:p>0.007363171</text:p>
              </table:table-cell>
              <table:table-cell office:value-type="float" office:value="0.10717709">
                <text:p>0.10717709</text:p>
              </table:table-cell>
              <table:table-cell office:value-type="float" office:value="1.47907198523613">
                <text:p>1.47907198523613</text:p>
              </table:table-cell>
              <table:table-cell office:value-type="float" office:value="0.0687009789125642">
                <text:p>0.06870097891256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